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/>
    <style:font-face style:name="Liberation Sans1" svg:font-family="'Liberation Sans'" style:font-pitch="variable"/>
    <style:font-face style:name="Palatino Linotype" svg:font-family="'Palatino Linotyp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1.91cm" fo:min-width="11.13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1.116cm" fo:min-width="10.769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529cm" fo:min-width="5.6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1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9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2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12cm" fo:min-width="5.616cm" fo:padding-top="0.125cm" fo:padding-bottom="0.125cm" fo:padding-left="0.25cm" fo:padding-right="0.25cm" fo:wrap-option="wrap" draw:shadow="hidden" draw:shadow-offset-x="0cm" draw:shadow-offset-y="0.076cm" draw:shadow-color="#000000" draw:shadow-opacity="35%"/>
    </style:style>
    <style:style style:name="gr13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5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6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7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 draw:shadow="hidden"/>
    </style:style>
    <style:style style:name="gr19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15cm" fo:min-width="5.6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0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1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 draw:shadow="hidden"/>
    </style:style>
    <style:style style:name="gr23" style:family="graphic" style:parent-style-name="standard" style:list-style-name="L2">
      <style:graphic-properties draw:stroke="solid" svg:stroke-width="0.026cm" svg:stroke-color="#000000" draw:fill="none" draw:fill-color="#9c5252" draw:textarea-vertical-align="middle" draw:auto-grow-height="false" draw:fit-to-size="false" fo:min-height="0.366cm" fo:min-width="1.9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4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841cm" fo:min-width="5.1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5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2.56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6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632cm" fo:min-width="5.1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7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49cm" fo:min-width="1.92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8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421cm" fo:min-width="5.6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9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0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1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2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3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5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6" style:family="graphic" style:parent-style-name="standard" style:list-style-name="L2">
      <style:graphic-properties draw:stroke="solid" svg:stroke-width="0.026cm" svg:stroke-color="#000000" draw:fill="none" draw:fill-color="#9c5252" draw:textarea-vertical-align="middle" draw:auto-grow-height="false" draw:fit-to-size="false" fo:min-height="0.366cm" fo:min-width="1.9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7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583cm" fo:min-width="5.1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8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2.56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9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594cm" fo:min-width="5.1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0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071cm" fo:min-width="3.69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1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632cm" fo:min-width="3.62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 draw:shadow="hidden"/>
    </style:style>
    <style:style style:name="gr43" style:family="graphic" style:parent-style-name="standard" style:list-style-name="L3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4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0.903cm" fo:min-width="2.40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6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7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8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9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0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506cm" fo:min-width="2.54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1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506cm" fo:min-width="2.54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2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755cm" fo:min-width="5.019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3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571cm" fo:min-width="5.1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506cm" fo:min-width="1.89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5" style:family="graphic" style:parent-style-name="objectwithoutfill">
      <style:graphic-properties svg:stroke-color="#000000" draw:marker-end="Arrow" draw:marker-end-width="0.3cm" draw:fill="none" draw:textarea-vertical-align="middle" draw:shadow="hidden"/>
    </style:style>
    <style:style style:name="gr56" style:family="graphic" style:parent-style-name="objectwithoutfill">
      <style:graphic-properties draw:stroke="dash" draw:stroke-dash="Fine_20_Dashed" svg:stroke-color="#000000" draw:marker-end="Short_20_line_20_Arrow" draw:marker-end-width="0.3cm" draw:fill="none" draw:textarea-vertical-align="middle" draw:shadow="hidden"/>
    </style:style>
    <style:style style:name="gr57" style:family="graphic" style:parent-style-name="objectwithoutfill">
      <style:graphic-properties svg:stroke-color="#000000" draw:fill="none" draw:textarea-vertical-align="middle" draw:shadow="hidden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1.313cm" fo:min-width="14.7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1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299cm" fo:min-width="5.71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2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3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5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6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7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8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9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0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1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0.767cm" fo:min-width="1.13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2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3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4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0.767cm" fo:min-width="2.40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5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6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7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8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9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767cm" fo:min-width="2.73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0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639cm" fo:min-width="4.5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1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605cm" fo:min-width="4.638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2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622cm" fo:min-width="4.59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3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585cm" fo:min-width="4.645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9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5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59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6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59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7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59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8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59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9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59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0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702cm" fo:min-width="5.5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1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42cm" fo:min-width="5.6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2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3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4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5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6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7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8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9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9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 draw:shadow="hidden"/>
    </style:style>
    <style:style style:name="gr101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366cm" fo:min-width="1.9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2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0.585cm" fo:min-width="5.11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3" style:family="graphic" style:parent-style-name="standard" style:list-style-name="L2">
      <style:graphic-properties draw:stroke="solid" svg:stroke-width="0.026cm" svg:stroke-color="#000000" draw:fill="none" draw:textarea-vertical-align="top" draw:auto-grow-height="false" draw:fit-to-size="false" fo:min-height="1.246cm" fo:min-width="4.78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 draw:shadow="hidden"/>
    </style:style>
    <style:style style:name="gr10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6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7" style:family="graphic" style:parent-style-name="standard" style:list-style-name="L2">
      <style:graphic-properties draw:stroke="solid" svg:stroke-width="0.026cm" svg:stroke-color="#000000" draw:fill="none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8" style:family="graphic" style:parent-style-name="standard" style:list-style-name="L2">
      <style:graphic-properties draw:stroke="solid" svg:stroke-width="0.026cm" svg:stroke-color="#000000" draw:fill="none" draw:fill-color="#63891f" draw:textarea-vertical-align="middle" draw:auto-grow-height="false" draw:fit-to-size="false" fo:min-height="0.279cm" fo:min-width="0.04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P1" style:family="paragraph">
      <loext:graphic-properties draw:fill="none"/>
      <style:paragraph-properties fo:text-align="start" style:font-independent-line-spacing="true"/>
      <style:text-properties fo:color="#000000" fo:font-size="10.5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0.5pt" style:font-size-asian="18pt" style:font-size-complex="18pt" style:font-weight-complex="600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0.5pt" style:font-size-asian="18pt" style:font-size-complex="18pt" fo:hyphenate="false"/>
    </style:style>
    <style:style style:name="P5" style:family="paragraph">
      <loext:graphic-properties draw:fill="none" draw:fill-color="#63891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0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0.5pt" fo:background-color="transparen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0.5pt" style:font-size-asian="18pt" style:font-size-complex="18pt" fo:hyphenate="false"/>
    </style:style>
    <style:style style:name="P9" style:family="paragraph">
      <loext:graphic-properties draw:fill="none" draw:fill-color="#9c525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0.5pt" style:font-size-asian="18pt" style:font-size-complex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0.5pt" style:text-underline-style="solid" style:text-underline-width="auto" style:text-underline-color="font-color" fo:font-weight="bold" style:font-size-asian="18pt" style:font-weight-asian="bold" style:font-size-complex="18pt" style:font-weight-complex="bold" fo:hyphenate="false"/>
    </style:style>
    <style:style style:name="P11" style:family="paragraph">
      <loext:graphic-properties draw:fill="none"/>
      <style:paragraph-properties fo:text-align="center"/>
      <style:text-properties fo:color="#0000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fo:color="#000000" fo:font-size="10.5pt" fo:background-color="transparent" style:font-size-asian="18pt" style:font-size-complex="18pt"/>
    </style:style>
    <style:style style:name="P14" style:family="paragraph">
      <loext:graphic-properties draw:fill="none" draw:fill-color="#63891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0.5pt" fo:background-color="transparent" style:font-size-asian="18pt" style:font-size-complex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0.5pt" fo:background-color="transparent" style:font-size-asian="18pt" style:font-size-complex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6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Palatino Linotype1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51" draw:style-name="gr1" draw:text-style-name="P1" xml:id="id25" draw:id="id25" draw:layer="layout" svg:width="11.636cm" svg:height="2.159cm" svg:x="9.065cm" svg:y="4.0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8" draw:style-name="gr2" draw:text-style-name="P1" xml:id="id8" draw:id="id8" draw:layer="layout" svg:width="11.268cm" svg:height="1.365cm" svg:x="9.255cm" svg:y="10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3" xml:id="id10" draw:id="id10" draw:layer="layout" svg:width="6.115cm" svg:height="1.778cm" svg:x="5.921cm" svg:y="0.3cm">
          <text:p text:style-name="P2"><text:span text:style-name="T1">Parameters and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4" draw:layer="layout" svg:width="0.545cm" svg:height="0.528cm" svg:x="8.065cm" svg:y="1.022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4" draw:layer="layout" svg:width="0.545cm" svg:height="0.528cm" svg:x="8.71cm" svg:y="1.022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4" draw:layer="layout" svg:width="0.545cm" svg:height="0.528cm" svg:x="9.355cm" svg:y="1.022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5" draw:layer="layout" svg:width="0.545cm" svg:height="0.528cm" svg:x="10.318cm" svg:y="1.022cm">
          <text:p text:style-name="P2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5" draw:layer="layout" svg:width="0.545cm" svg:height="0.528cm" svg:x="10.963cm" svg:y="1.022cm">
          <text:p text:style-name="P2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4" draw:layer="layout" svg:width="0.545cm" svg:height="0.528cm" svg:x="7.404cm" svg:y="1.022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4" draw:layer="layout" svg:width="0.599cm" svg:height="0.528cm" svg:x="6.653cm" svg:y="1.022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11" draw:text-style-name="P4" xml:id="id9" draw:id="id9" draw:layer="layout" svg:width="2.473cm" svg:height="0.682cm" svg:x="7.74cm" svg:y="2.886cm">
          <text:p text:style-name="P2"><text:span text:style-name="T2">Spl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9" draw:style-name="gr12" draw:text-style-name="P6" xml:id="id4" draw:id="id4" draw:layer="layout" svg:width="6.115cm" svg:height="1.369cm" svg:x="1.68cm" svg:y="4.508cm">
          <text:p text:style-name="P2"><text:span text:style-name="T3">Parameters and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4" draw:layer="layout" svg:width="0.545cm" svg:height="0.528cm" svg:x="3.824cm" svg:y="5.126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" draw:text-style-name="P4" draw:layer="layout" svg:width="0.545cm" svg:height="0.528cm" svg:x="4.469cm" svg:y="5.126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" draw:text-style-name="P5" draw:layer="layout" svg:width="0.545cm" svg:height="0.528cm" svg:x="6.722cm" svg:y="5.126cm">
          <text:p text:style-name="P2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6" draw:text-style-name="P4" draw:layer="layout" svg:width="0.545cm" svg:height="0.528cm" svg:x="3.163cm" svg:y="5.126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" draw:text-style-name="P4" draw:layer="layout" svg:width="0.599cm" svg:height="0.528cm" svg:x="2.563cm" svg:y="5.126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8" draw:text-style-name="P8" xml:id="id23" draw:id="id23" draw:layer="layout" svg:width="7.225cm" svg:height="1.139cm" svg:x="13.613cm" svg:y="0.22cm">
          <text:p text:style-name="P7"><text:span text:style-name="T2">A constraint that involves non-simple parameter is 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" draw:text-style-name="P4" xml:id="id2" draw:id="id2" draw:layer="layout" svg:width="6.115cm" svg:height="1.399cm" svg:x="9.46cm" svg:y="4.478cm">
          <text:p text:style-name="P2"><text:span text:style-name="T2">Parameters and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0" draw:text-style-name="P4" draw:layer="layout" svg:width="0.545cm" svg:height="0.528cm" svg:x="12.894cm" svg:y="5.155cm">
          <text:p text:style-name="P2"><text:span text:style-name="T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1" draw:text-style-name="P5" draw:layer="layout" svg:width="0.545cm" svg:height="0.528cm" svg:x="13.857cm" svg:y="5.155cm">
          <text:p text:style-name="P2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2" draw:text-style-name="P8" xml:id="id24" draw:id="id24" draw:layer="layout" svg:width="7.225cm" svg:height="2.027cm" svg:x="13.602cm" svg:y="1.691cm">
          <text:p text:style-name="P7"><text:span text:style-name="T2">For each non-simple parameter involved in any constraint, create an independent parameter space that contains the parameter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2" draw:style-name="gr23" draw:text-style-name="P9" xml:id="id1" draw:id="id1" draw:layer="layout" svg:width="2.473cm" svg:height="0.682cm" svg:x="11.281cm" svg:y="6.793cm">
          <text:p text:style-name="P2"><text:span text:style-name="T2">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60" draw:style-name="gr24" draw:text-style-name="P4" xml:id="id5" draw:id="id5" draw:layer="layout" svg:width="5.615cm" svg:height="1.09cm" svg:x="9.704cm" svg:y="8.056cm">
          <text:p text:style-name="P2"><text:span text:style-name="T2">Decoded 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3" draw:style-name="gr25" draw:text-style-name="P4" xml:id="id6" draw:id="id6" draw:layer="layout" svg:width="3.127cm" svg:height="0.682cm" svg:x="10.948cm" svg:y="9.825cm">
          <text:p text:style-name="P2"><text:span text:style-name="T2">Extr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0" draw:style-name="gr26" draw:text-style-name="P4" xml:id="id7" draw:id="id7" draw:layer="layout" svg:width="5.615cm" svg:height="0.881cm" svg:x="9.704cm" svg:y="11.048cm">
          <text:p text:style-name="P2"><text:span text:style-name="T2">Parameter (Si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6" draw:style-name="gr27" draw:text-style-name="P4" xml:id="id3" draw:id="id3" draw:layer="layout" svg:width="2.473cm" svg:height="0.551cm" svg:x="3.488cm" svg:y="11.201cm">
          <text:p text:style-name="P2"><text:span text:style-name="T2">Mer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xml:id="id27" draw:id="id27">
          <draw:custom-shape draw:name="Rectangle 90" draw:style-name="gr28" draw:text-style-name="P4" xml:id="id14" draw:id="id14" draw:layer="layout" svg:width="6.115cm" svg:height="1.67cm" svg:x="1.716cm" svg:y="12.5cm">
            <text:p text:style-name="P2"><text:span text:style-name="T2">Parameters and constrai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1" draw:style-name="gr29" draw:text-style-name="P4" draw:layer="layout" svg:width="0.545cm" svg:height="0.528cm" svg:x="3.861cm" svg:y="13.222cm">
            <text:p text:style-name="P2"><text:span text:style-name="T2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30" draw:text-style-name="P4" draw:layer="layout" svg:width="0.545cm" svg:height="0.528cm" svg:x="4.505cm" svg:y="13.222cm">
            <text:p text:style-name="P2"><text:span text:style-name="T2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31" draw:text-style-name="P4" draw:layer="layout" svg:width="0.545cm" svg:height="0.528cm" svg:x="5.15cm" svg:y="13.222cm">
            <text:p text:style-name="P2"><text:span text:style-name="T2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32" draw:text-style-name="P5" draw:layer="layout" svg:width="0.545cm" svg:height="0.528cm" svg:x="6.114cm" svg:y="13.222cm">
            <text:p text:style-name="P2"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33" draw:text-style-name="P5" draw:layer="layout" svg:width="0.545cm" svg:height="0.528cm" svg:x="6.758cm" svg:y="13.222cm">
            <text:p text:style-name="P2"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34" draw:text-style-name="P4" draw:layer="layout" svg:width="0.545cm" svg:height="0.528cm" svg:x="3.199cm" svg:y="13.222cm">
            <text:p text:style-name="P2"><text:span text:style-name="T2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35" draw:text-style-name="P4" draw:layer="layout" svg:width="0.599cm" svg:height="0.528cm" svg:x="2.448cm" svg:y="13.222cm">
            <text:p text:style-name="P2"><text:span text:style-name="T2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02" draw:style-name="gr36" draw:text-style-name="P9" xml:id="id13" draw:id="id13" draw:layer="layout" svg:width="2.473cm" svg:height="0.682cm" svg:x="3.534cm" svg:y="17.855cm">
          <text:p text:style-name="P2"><text:span text:style-name="T2">Eng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5" draw:style-name="gr37" draw:text-style-name="P4" xml:id="id16" draw:id="id16" draw:layer="layout" svg:width="5.615cm" svg:height="0.832cm" svg:x="1.957cm" svg:y="22.982cm">
          <text:p text:style-name="P2"><text:span text:style-name="T2">Decoded 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2" draw:style-name="gr38" draw:text-style-name="P4" xml:id="id22" draw:id="id22" draw:layer="layout" svg:width="3.127cm" svg:height="0.682cm" svg:x="3.191cm" svg:y="27.442cm">
          <text:p text:style-name="P2"><text:span text:style-name="T2">Concretiz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19" draw:style-name="gr39" draw:text-style-name="P4" xml:id="id28" draw:id="id28" draw:layer="layout" svg:width="5.615cm" svg:height="0.843cm" svg:x="1.957cm" svg:y="28.757cm">
          <text:p text:style-name="P2"><text:span text:style-name="T4">Test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0" draw:text-style-name="P4" xml:id="id11" draw:id="id11" draw:layer="layout" svg:width="4.191cm" svg:height="1.32cm" svg:x="15.824cm" svg:y="4.484cm">
          <text:p text:style-name="P2"><text:span text:style-name="T2">Parameters and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41" draw:text-style-name="P4" draw:layer="layout" svg:width="4.12cm" svg:height="0.881cm" svg:x="16cm" svg:y="11.048cm">
          <text:p text:style-name="P2"><text:span text:style-name="T2">Parameter (Si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42" draw:text-style-name="P8" xml:id="id26" draw:id="id26" draw:layer="layout" svg:width="5.716cm" svg:height="1.139cm" svg:x="9.016cm" svg:y="12.7cm">
          <text:p text:style-name="P7"><text:span text:style-name="T2">No constraint that involves non-simple parameter is 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43" draw:text-style-name="P10" draw:layer="layout" svg:width="2.154cm" svg:height="0.695cm" svg:x="1.005cm" svg:y="0.267cm">
          <text:p text:style-name="P7"><text:span text:style-name="T4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44" draw:text-style-name="P8" xml:id="id12" draw:id="id12" draw:layer="layout" svg:width="5.527cm" svg:height="0.695cm" svg:x="14.615cm" svg:y="6.677cm">
          <text:p text:style-name="P7"><text:span text:style-name="T2">See “Engin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166" draw:style-name="gr45" draw:text-style-name="P1" xml:id="id17" draw:id="id17" draw:layer="layout" svg:width="2.901cm" svg:height="1.152cm" svg:x="16.606cm" svg:y="19.1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7" draw:style-name="gr46" draw:text-style-name="P4" draw:layer="layout" svg:width="0.545cm" svg:height="0.528cm" svg:x="16.755cm" svg:y="19.432cm">
            <text:p text:style-name="P2"><text:span text:style-name="T2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8" draw:style-name="gr47" draw:text-style-name="P4" draw:layer="layout" svg:width="0.545cm" svg:height="0.528cm" svg:x="17.417cm" svg:y="19.432cm">
            <text:p text:style-name="P2"><text:span text:style-name="T2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9" draw:style-name="gr48" draw:text-style-name="P5" draw:layer="layout" svg:width="0.545cm" svg:height="0.528cm" svg:x="18.095cm" svg:y="19.432cm">
            <text:p text:style-name="P2"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0" draw:style-name="gr49" draw:text-style-name="P5" draw:layer="layout" svg:width="0.545cm" svg:height="0.528cm" svg:x="18.756cm" svg:y="19.432cm">
            <text:p text:style-name="P2"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74" draw:style-name="gr50" draw:text-style-name="P4" xml:id="id15" draw:id="id15" draw:layer="layout" svg:width="3.127cm" svg:height="0.836cm" svg:x="16.491cm" svg:y="16.722cm">
          <text:p text:style-name="P2"><text:span text:style-name="T2">Encode’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4" draw:style-name="gr51" draw:text-style-name="P4" xml:id="id18" draw:id="id18" draw:layer="layout" svg:width="3.127cm" svg:height="0.836cm" svg:x="16.464cm" svg:y="22.995cm">
          <text:p text:style-name="P2"><text:span text:style-name="T2">Negativ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10" draw:style-name="gr52" draw:text-style-name="P4" xml:id="id19" draw:id="id19" draw:layer="layout" svg:width="5.518cm" svg:height="1.004cm" svg:x="15.281cm" svg:y="24.442cm">
          <text:p text:style-name="P2"><text:span text:style-name="T2">Decoded 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53" draw:text-style-name="P4" xml:id="id21" draw:id="id21" draw:layer="layout" svg:width="5.615cm" svg:height="0.82cm" svg:x="1.967cm" svg:y="25.827cm">
          <text:p text:style-name="P2"><text:span text:style-name="T2">Decoded 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16" draw:style-name="gr54" draw:text-style-name="P4" xml:id="id20" draw:id="id20" draw:layer="layout" svg:width="2.473cm" svg:height="0.836cm" svg:x="3.548cm" svg:y="24.534cm">
          <text:p text:style-name="P2"><text:span text:style-name="T2">Appen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55" draw:text-style-name="P11" draw:layer="layout" svg:x1="12.517cm" svg:y1="6.793cm" svg:x2="12.517cm" svg:y2="5.877cm" draw:start-shape="id1" draw:start-glue-point="0" draw:end-shape="id2" draw:end-glue-point="2" svg:d="M12517 6793v-916" svg:viewBox="0 0 1 917">
          <text:p/>
        </draw:connector>
        <draw:connector draw:style-name="gr55" draw:text-style-name="P11" draw:layer="layout" svg:x1="4.724cm" svg:y1="11.201cm" svg:x2="4.737cm" svg:y2="5.877cm" draw:start-shape="id3" draw:start-glue-point="0" draw:end-shape="id4" draw:end-glue-point="2" svg:d="M4724 11201v-2663h13v-2661" svg:viewBox="0 0 14 5325">
          <text:p/>
        </draw:connector>
        <draw:connector draw:style-name="gr56" draw:text-style-name="P11" draw:layer="layout" svg:x1="12.517cm" svg:y1="7.475cm" svg:x2="12.511cm" svg:y2="8.056cm" draw:start-shape="id1" draw:start-glue-point="2" draw:end-shape="id5" draw:end-glue-point="0" svg:d="M12517 7475v291h-6v290" svg:viewBox="0 0 7 582">
          <text:p/>
        </draw:connector>
        <draw:connector draw:style-name="gr55" draw:text-style-name="P11" draw:layer="layout" svg:x1="12.511cm" svg:y1="9.725cm" svg:x2="12.511cm" svg:y2="9.146cm" draw:end-shape="id5" draw:end-glue-point="2" svg:d="M12511 9725v-579" svg:viewBox="0 0 1 580">
          <text:p/>
        </draw:connector>
        <draw:connector draw:style-name="gr56" draw:text-style-name="P11" draw:layer="layout" draw:type="line" svg:x1="12.511cm" svg:y1="10.507cm" svg:x2="12.511cm" svg:y2="11.048cm" draw:start-shape="id6" draw:start-glue-point="2" draw:end-shape="id7" draw:end-glue-point="0" svg:d="M12511 10507v541" svg:viewBox="0 0 1 542">
          <text:p/>
        </draw:connector>
        <draw:connector draw:style-name="gr55" draw:text-style-name="P11" draw:layer="layout" draw:type="line" svg:x1="5.961cm" svg:y1="11.476cm" svg:x2="9.255cm" svg:y2="11.455cm" draw:start-shape="id3" draw:start-glue-point="1" draw:end-shape="id8" draw:end-glue-point="3" svg:d="M5961 11476l3294-21" svg:viewBox="0 0 3295 22">
          <text:p/>
        </draw:connector>
        <draw:connector draw:style-name="gr55" draw:text-style-name="P11" draw:layer="layout" svg:x1="8.976cm" svg:y1="2.886cm" svg:x2="8.978cm" svg:y2="2.078cm" draw:start-shape="id9" draw:start-glue-point="0" draw:end-shape="id10" draw:end-glue-point="2" svg:d="M8976 2886v-404h2v-404" svg:viewBox="0 0 3 809">
          <text:p/>
        </draw:connector>
        <draw:connector draw:style-name="gr56" draw:text-style-name="P11" draw:layer="layout" svg:x1="12.52cm" svg:y1="7.475cm" svg:x2="12.514cm" svg:y2="8.056cm" svg:d="M12520 7475v291h-6v290" svg:viewBox="0 0 7 582">
          <text:p/>
        </draw:connector>
        <draw:connector draw:style-name="gr56" draw:text-style-name="P11" draw:layer="layout" draw:type="line" svg:x1="8.976cm" svg:y1="3.568cm" svg:x2="4.737cm" svg:y2="4.508cm" draw:start-shape="id9" draw:start-glue-point="2" draw:end-shape="id4" draw:end-glue-point="0" svg:d="M8976 3568l-4239 940" svg:viewBox="0 0 4240 941">
          <text:p/>
        </draw:connector>
        <draw:connector draw:style-name="gr56" draw:text-style-name="P11" draw:layer="layout" draw:type="line" svg:x1="8.976cm" svg:y1="3.568cm" svg:x2="12.517cm" svg:y2="4.478cm" draw:start-shape="id9" draw:start-glue-point="2" draw:end-shape="id2" draw:end-glue-point="0" svg:d="M8976 3568l3541 910" svg:viewBox="0 0 3542 911">
          <text:p/>
        </draw:connector>
        <draw:connector draw:style-name="gr56" draw:text-style-name="P11" draw:layer="layout" draw:type="line" svg:x1="8.976cm" svg:y1="3.568cm" svg:x2="17.919cm" svg:y2="4.484cm" draw:start-shape="id9" draw:start-glue-point="2" draw:end-shape="id11" draw:end-glue-point="0" svg:d="M8976 3568l8943 916" svg:viewBox="0 0 8944 917">
          <text:p/>
        </draw:connector>
        <draw:connector draw:style-name="gr57" draw:text-style-name="P11" draw:layer="layout" draw:type="line" svg:x1="14.615cm" svg:y1="7.024cm" svg:x2="13.754cm" svg:y2="7.134cm" draw:start-shape="id12" draw:start-glue-point="3" draw:end-shape="id1" draw:end-glue-point="1" svg:d="M14615 7024l-861 110" svg:viewBox="0 0 862 111">
          <text:p/>
        </draw:connector>
        <draw:connector draw:style-name="gr58" draw:text-style-name="P12" draw:layer="layout" svg:x1="4.77cm" svg:y1="17.855cm" svg:x2="4.773cm" svg:y2="14.17cm" draw:start-shape="id13" draw:start-glue-point="0" draw:end-shape="id14" draw:end-glue-point="2" svg:d="M4770 17855v-1842h3v-1843" svg:viewBox="0 0 4 3686">
          <text:p/>
        </draw:connector>
        <draw:connector draw:style-name="gr58" draw:text-style-name="P12" draw:layer="layout" draw:line-skew="-0.587cm" svg:x1="18.054cm" svg:y1="16.722cm" svg:x2="4.773cm" svg:y2="14.17cm" draw:start-shape="id15" draw:start-glue-point="0" draw:end-shape="id14" svg:d="M18054 16722v-1863h-13281v-689" svg:viewBox="0 0 13282 2553">
          <text:p/>
        </draw:connector>
        <draw:connector draw:style-name="gr56" draw:text-style-name="P11" draw:layer="layout" svg:x1="4.77cm" svg:y1="18.537cm" svg:x2="4.764cm" svg:y2="22.982cm" draw:start-shape="id13" draw:start-glue-point="2" draw:end-shape="id16" draw:end-glue-point="0" svg:d="M4770 18537v2223h-6v2222" svg:viewBox="0 0 7 4446">
          <text:p/>
        </draw:connector>
        <draw:connector draw:style-name="gr56" draw:text-style-name="P11" draw:layer="layout" svg:x1="18.054cm" svg:y1="17.558cm" svg:x2="18.056cm" svg:y2="19.174cm" draw:start-shape="id15" draw:start-glue-point="2" draw:end-shape="id17" draw:end-glue-point="0" svg:d="M18054 17558v809h2v807" svg:viewBox="0 0 3 1617">
          <text:p/>
        </draw:connector>
        <draw:connector draw:style-name="gr58" draw:text-style-name="P12" draw:layer="layout" draw:type="line" svg:x1="16.464cm" svg:y1="23.413cm" svg:x2="7.572cm" svg:y2="23.398cm" draw:start-shape="id18" draw:start-glue-point="3" draw:end-shape="id16" draw:end-glue-point="1" svg:d="M16464 23413l-8892-15" svg:viewBox="0 0 8893 16">
          <text:p/>
        </draw:connector>
        <draw:connector draw:style-name="gr58" draw:text-style-name="P12" draw:layer="layout" draw:type="line" svg:x1="18.027cm" svg:y1="22.995cm" svg:x2="18.056cm" svg:y2="20.326cm" draw:start-shape="id18" draw:start-glue-point="0" draw:end-shape="id17" draw:end-glue-point="2" svg:d="M18027 22995l29-2669" svg:viewBox="0 0 30 2670">
          <text:p/>
        </draw:connector>
        <draw:connector draw:style-name="gr56" draw:text-style-name="P11" draw:layer="layout" svg:x1="18.027cm" svg:y1="23.831cm" svg:x2="18.04cm" svg:y2="24.442cm" draw:start-shape="id18" draw:start-glue-point="2" draw:end-shape="id19" draw:end-glue-point="0" svg:d="M18027 23831v306h13v305" svg:viewBox="0 0 14 612">
          <text:p/>
        </draw:connector>
        <draw:connector draw:style-name="gr58" draw:text-style-name="P12" draw:layer="layout" draw:type="line" svg:x1="6.021cm" svg:y1="24.952cm" svg:x2="15.281cm" svg:y2="24.944cm" draw:start-shape="id20" draw:start-glue-point="1" draw:end-shape="id19" draw:end-glue-point="3" svg:d="M6021 24952l9260-8" svg:viewBox="0 0 9261 9">
          <text:p/>
        </draw:connector>
        <draw:connector draw:style-name="gr58" draw:text-style-name="P12" draw:layer="layout" draw:type="line" svg:x1="4.784cm" svg:y1="24.534cm" svg:x2="4.764cm" svg:y2="23.814cm" draw:start-shape="id20" draw:start-glue-point="0" draw:end-shape="id16" draw:end-glue-point="2" svg:d="M4784 24534l-20-720" svg:viewBox="0 0 21 721">
          <text:p/>
        </draw:connector>
        <draw:connector draw:style-name="gr56" draw:text-style-name="P11" draw:layer="layout" svg:x1="4.784cm" svg:y1="25.37cm" svg:x2="4.774cm" svg:y2="25.827cm" draw:start-shape="id20" draw:start-glue-point="2" draw:end-shape="id21" draw:end-glue-point="0" svg:d="M4784 25370v229h-10v228" svg:viewBox="0 0 11 458">
          <text:p/>
        </draw:connector>
        <draw:connector draw:style-name="gr58" draw:text-style-name="P12" draw:layer="layout" draw:type="line" svg:x1="4.754cm" svg:y1="27.442cm" svg:x2="4.774cm" svg:y2="26.647cm" draw:start-shape="id22" draw:start-glue-point="0" draw:end-shape="id21" draw:end-glue-point="2" svg:d="M4754 27442l20-795" svg:viewBox="0 0 21 796">
          <text:p/>
        </draw:connector>
        <draw:connector draw:style-name="gr59" draw:text-style-name="P12" draw:layer="layout" draw:type="line" svg:x1="13.613cm" svg:y1="0.789cm" svg:x2="12.036cm" svg:y2="1.189cm" draw:start-shape="id23" draw:start-glue-point="3" draw:end-shape="id10" draw:end-glue-point="1" svg:d="M13613 789l-1577 400" svg:viewBox="0 0 1578 401">
          <text:p/>
        </draw:connector>
        <draw:connector draw:style-name="gr59" draw:text-style-name="P12" draw:layer="layout" draw:type="line" svg:x1="17.214cm" svg:y1="3.718cm" svg:x2="14.883cm" svg:y2="4.099cm" draw:start-shape="id24" draw:start-glue-point="2" draw:end-shape="id25" svg:d="M17214 3718l-2331 381" svg:viewBox="0 0 2332 382">
          <text:p/>
        </draw:connector>
        <draw:connector draw:style-name="gr56" draw:text-style-name="P11" draw:layer="layout" draw:type="line" svg:x1="4.724cm" svg:y1="11.752cm" svg:x2="4.773cm" svg:y2="12.5cm" draw:start-shape="id3" draw:start-glue-point="2" draw:end-shape="id14" draw:end-glue-point="0" svg:d="M4724 11752l49 748" svg:viewBox="0 0 50 749">
          <text:p/>
        </draw:connector>
        <draw:connector draw:style-name="gr57" draw:text-style-name="P11" draw:layer="layout" draw:type="line" svg:x1="9.016cm" svg:y1="13.269cm" svg:x2="7.831cm" svg:y2="13.335cm" draw:start-shape="id26" draw:end-shape="id27" draw:end-glue-point="1" svg:d="M9016 13269l-1185 66" svg:viewBox="0 0 1186 67">
          <text:p/>
        </draw:connector>
        <draw:connector draw:style-name="gr56" draw:text-style-name="P11" draw:layer="layout" svg:x1="4.754cm" svg:y1="28.124cm" svg:x2="4.764cm" svg:y2="28.757cm" draw:start-shape="id22" draw:start-glue-point="2" draw:end-shape="id28" draw:end-glue-point="0" svg:d="M4754 28124v317h10v316" svg:viewBox="0 0 11 634">
          <text:p/>
        </draw:connector>
      </draw:page>
      <draw:page draw:name="page2" draw:style-name="dp1" draw:master-page-name="Default">
        <draw:custom-shape draw:name="Rectangle 123" draw:style-name="gr60" draw:text-style-name="P13" xml:id="id50" draw:id="id50" draw:layer="layout" svg:width="15.219cm" svg:height="1.562cm" svg:x="1.016cm" svg:y="10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6" xml:id="id30" draw:id="id30" draw:layer="layout" svg:width="6.216cm" svg:height="1.548cm" svg:x="5.879cm" svg:y="5.939cm">
          <text:p text:style-name="P2"><text:span text:style-name="T3">Factors and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2" draw:text-style-name="P6" draw:layer="layout" svg:width="0.545cm" svg:height="0.528cm" svg:x="7.434cm" svg:y="6.651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3" draw:text-style-name="P6" draw:layer="layout" svg:width="0.545cm" svg:height="0.528cm" svg:x="8.079cm" svg:y="6.651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4" draw:text-style-name="P6" draw:layer="layout" svg:width="0.545cm" svg:height="0.528cm" svg:x="8.723cm" svg:y="6.651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5" draw:text-style-name="P6" draw:layer="layout" svg:width="0.545cm" svg:height="0.528cm" svg:x="9.385cm" svg:y="6.651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6" draw:text-style-name="P14" draw:layer="layout" svg:width="0.545cm" svg:height="0.528cm" svg:x="10.063cm" svg:y="6.651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7" draw:text-style-name="P14" draw:layer="layout" svg:width="0.545cm" svg:height="0.528cm" svg:x="10.724cm" svg:y="6.651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8" draw:text-style-name="P14" draw:layer="layout" svg:width="0.545cm" svg:height="0.528cm" svg:x="11.369cm" svg:y="6.651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9" draw:text-style-name="P6" draw:layer="layout" svg:width="0.545cm" svg:height="0.528cm" svg:x="6.772cm" svg:y="6.651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0" draw:text-style-name="P6" draw:layer="layout" svg:width="0.545cm" svg:height="0.528cm" svg:x="6.078cm" svg:y="6.651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1" draw:text-style-name="P13" xml:id="id34" draw:id="id34" draw:layer="layout" svg:width="1.632cm" svg:height="1.016cm" svg:x="13.469cm" svg:y="9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2" draw:text-style-name="P6" draw:layer="layout" svg:width="0.545cm" svg:height="0.528cm" svg:x="13.668cm" svg:y="9.762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3" draw:text-style-name="P14" draw:layer="layout" svg:width="0.545cm" svg:height="0.528cm" svg:x="14.396cm" svg:y="9.762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4" draw:text-style-name="P13" xml:id="id33" draw:id="id33" draw:layer="layout" svg:width="2.901cm" svg:height="1.016cm" svg:x="7.545cm" svg:y="9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5" draw:text-style-name="P6" draw:layer="layout" svg:width="0.545cm" svg:height="0.528cm" svg:x="7.694cm" svg:y="9.702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6" draw:text-style-name="P6" draw:layer="layout" svg:width="0.545cm" svg:height="0.528cm" svg:x="8.355cm" svg:y="9.702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7" draw:text-style-name="P14" draw:layer="layout" svg:width="0.545cm" svg:height="0.528cm" svg:x="9.033cm" svg:y="9.702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8" draw:text-style-name="P14" draw:layer="layout" svg:width="0.545cm" svg:height="0.528cm" svg:x="9.694cm" svg:y="9.702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9" draw:text-style-name="P6" xml:id="id32" draw:id="id32" draw:layer="layout" svg:width="3.233cm" svg:height="1.016cm" svg:x="1.937cm" svg:y="9.379cm">
          <text:p text:style-name="P2"><text:span text:style-name="T5">Factor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80" draw:text-style-name="P6" xml:id="id38" draw:id="id38" draw:layer="layout" svg:width="5.009cm" svg:height="0.888cm" svg:x="1.025cm" svg:y="12.77cm">
          <text:p text:style-name="P2"><text:span text:style-name="T3">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81" draw:text-style-name="P6" xml:id="id39" draw:id="id39" draw:layer="layout" svg:width="5.137cm" svg:height="0.854cm" svg:x="6.42cm" svg:y="12.778cm">
          <text:p text:style-name="P2"><text:span text:style-name="T3">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2" draw:text-style-name="P6" xml:id="id43" draw:id="id43" draw:layer="layout" svg:width="5.091cm" svg:height="0.871cm" svg:x="11.734cm" svg:y="12.816cm">
          <text:p text:style-name="P2"><text:span text:style-name="T3">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83" draw:text-style-name="P6" xml:id="id44" draw:id="id44" draw:layer="layout" svg:width="5.144cm" svg:height="0.834cm" svg:x="8.333cm" svg:y="18.216cm">
          <text:p text:style-name="P2"><text:span text:style-name="T3">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3" draw:style-name="gr84" draw:text-style-name="P6" xml:id="id29" draw:id="id29" draw:layer="layout" svg:width="2.473cm" svg:height="0.682cm" svg:x="7.747cm" svg:y="8.206cm">
          <text:p text:style-name="P2"><text:span text:style-name="T3">Parti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8" draw:style-name="gr85" draw:text-style-name="P6" xml:id="id36" draw:id="id36" draw:layer="layout" svg:width="2.157cm" svg:height="0.682cm" svg:x="7.902cm" svg:y="11.18cm">
          <text:p text:style-name="P2"><text:span text:style-name="T3">SA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9" draw:style-name="gr86" draw:text-style-name="P6" xml:id="id37" draw:id="id37" draw:layer="layout" svg:width="2.157cm" svg:height="0.682cm" svg:x="13.224cm" svg:y="11.196cm">
          <text:p text:style-name="P2"><text:span text:style-name="T3">SA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1" draw:style-name="gr87" draw:text-style-name="P6" xml:id="id35" draw:id="id35" draw:layer="layout" svg:width="2.157cm" svg:height="0.682cm" svg:x="2.463cm" svg:y="11.149cm">
          <text:p text:style-name="P2"><text:span text:style-name="T3">IPO-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3" draw:style-name="gr88" draw:text-style-name="P6" xml:id="id40" draw:id="id40" draw:layer="layout" svg:width="2.157cm" svg:height="0.682cm" svg:x="4.815cm" svg:y="14.28cm">
          <text:p text:style-name="P2"><text:span text:style-name="T3">Jo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1" draw:style-name="gr89" draw:text-style-name="P6" xml:id="id42" draw:id="id42" draw:layer="layout" svg:width="2.157cm" svg:height="0.682cm" svg:x="9.836cm" svg:y="17.002cm">
          <text:p text:style-name="P2"><text:span text:style-name="T3">Jo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65" draw:style-name="gr90" draw:text-style-name="P6" xml:id="id41" draw:id="id41" draw:layer="layout" svg:width="6.029cm" svg:height="0.951cm" svg:x="2.869cm" svg:y="15.464cm">
          <text:p text:style-name="P2"><text:span text:style-name="T3">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91" draw:text-style-name="P6" xml:id="id47" draw:id="id47" draw:layer="layout" svg:width="6.115cm" svg:height="1.669cm" svg:x="5.944cm" svg:y="2.159cm">
          <text:p text:style-name="P2"><text:span text:style-name="T3">Parameters and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92" draw:text-style-name="P6" draw:layer="layout" svg:width="0.545cm" svg:height="0.528cm" svg:x="8.088cm" svg:y="3.066cm">
          <text:p text:style-name="P2"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93" draw:text-style-name="P6" draw:layer="layout" svg:width="0.545cm" svg:height="0.528cm" svg:x="8.733cm" svg:y="3.066cm">
          <text:p text:style-name="P2"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94" draw:text-style-name="P6" draw:layer="layout" svg:width="0.545cm" svg:height="0.528cm" svg:x="9.378cm" svg:y="3.066cm">
          <text:p text:style-name="P2"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95" draw:text-style-name="P14" draw:layer="layout" svg:width="0.545cm" svg:height="0.528cm" svg:x="10.341cm" svg:y="3.066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96" draw:text-style-name="P14" draw:layer="layout" svg:width="0.545cm" svg:height="0.528cm" svg:x="10.986cm" svg:y="3.066cm">
          <text:p text:style-name="P2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97" draw:text-style-name="P6" draw:layer="layout" svg:width="0.545cm" svg:height="0.528cm" svg:x="7.427cm" svg:y="3.066cm">
          <text:p text:style-name="P2"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98" draw:text-style-name="P6" draw:layer="layout" svg:width="0.599cm" svg:height="0.528cm" svg:x="6.675cm" svg:y="3.066cm">
          <text:p text:style-name="P2"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99" draw:text-style-name="P6" xml:id="id31" draw:id="id31" draw:layer="layout" svg:width="2.473cm" svg:height="0.682cm" svg:x="7.763cm" svg:y="4.659cm">
          <text:p text:style-name="P2"><text:span text:style-name="T3">Enco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4" draw:style-name="gr100" draw:text-style-name="P15" xml:id="id48" draw:id="id48" draw:layer="layout" svg:width="5.454cm" svg:height="1.583cm" svg:x="12.562cm" svg:y="2.087cm">
          <text:p text:style-name="P7"><text:span text:style-name="T3">No constraint that involves non-simple parameter is pres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8" draw:style-name="gr101" draw:text-style-name="P6" xml:id="id45" draw:id="id45" draw:layer="layout" svg:width="2.473cm" svg:height="0.682cm" svg:x="9.652cm" svg:y="19.778cm">
          <text:p text:style-name="P2"><text:span text:style-name="T3">Deco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6" draw:style-name="gr102" draw:text-style-name="P6" xml:id="id46" draw:id="id46" draw:layer="layout" svg:width="5.615cm" svg:height="0.834cm" svg:x="8.084cm" svg:y="20.985cm">
          <text:p text:style-name="P2"><text:span text:style-name="T3">Decoded Covering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03" draw:text-style-name="P6" draw:layer="layout" svg:width="5.28cm" svg:height="1.495cm" svg:x="0.254cm" svg:y="5.998cm">
          <text:p text:style-name="P2"><text:span text:style-name="T3">Decoded Covering Array</text:span><text:span text:style-name="T3"><text:line-break/></text:span><text:span text:style-name="T3">(see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Box 128" draw:style-name="gr104" draw:text-style-name="P15" draw:layer="layout" svg:width="5.395cm" svg:height="1.583cm" svg:x="12.639cm" svg:y="5.588cm">
            <text:p text:style-name="P7"><text:span text:style-name="T6">Covering array generation engine can be replaced by us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43" draw:style-name="gr105" draw:text-style-name="P13" xml:id="id49" draw:id="id49" draw:layer="layout" svg:width="0.248cm" svg:height="0.254cm" svg:x="17.09cm" svg:y="6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onnector draw:style-name="gr58" draw:text-style-name="P12" draw:layer="layout" draw:type="line" svg:x1="8.983cm" svg:y1="8.206cm" svg:x2="8.987cm" svg:y2="7.487cm" draw:start-shape="id29" draw:start-glue-point="0" draw:end-shape="id30" draw:end-glue-point="2" svg:d="M8983 8206l4-719" svg:viewBox="0 0 5 720">
          <text:p/>
        </draw:connector>
        <draw:connector draw:style-name="gr56" draw:text-style-name="P11" draw:layer="layout" draw:type="line" svg:x1="8.999cm" svg:y1="5.341cm" svg:x2="8.987cm" svg:y2="5.939cm" draw:start-shape="id31" draw:start-glue-point="2" draw:end-shape="id30" draw:end-glue-point="0" svg:d="M8999 5341l-12 598" svg:viewBox="0 0 13 599">
          <text:p/>
        </draw:connector>
        <draw:connector draw:style-name="gr56" draw:text-style-name="P11" draw:layer="layout" draw:type="line" svg:x1="8.983cm" svg:y1="8.888cm" svg:x2="3.553cm" svg:y2="9.379cm" draw:start-shape="id29" draw:start-glue-point="2" draw:end-shape="id32" draw:end-glue-point="0" svg:d="M8983 8888l-5430 491" svg:viewBox="0 0 5431 492">
          <text:p/>
        </draw:connector>
        <draw:connector draw:style-name="gr56" draw:text-style-name="P11" draw:layer="layout" draw:type="line" svg:x1="8.983cm" svg:y1="8.888cm" svg:x2="8.995cm" svg:y2="9.379cm" draw:start-shape="id29" draw:start-glue-point="2" draw:end-shape="id33" svg:d="M8983 8888l12 491" svg:viewBox="0 0 13 492">
          <text:p/>
        </draw:connector>
        <draw:connector draw:style-name="gr56" draw:text-style-name="P11" draw:layer="layout" draw:type="line" svg:x1="8.983cm" svg:y1="8.888cm" svg:x2="14.285cm" svg:y2="9.379cm" draw:start-shape="id29" draw:start-glue-point="2" draw:end-shape="id34" draw:end-glue-point="0" svg:d="M8983 8888l5302 491" svg:viewBox="0 0 5303 492">
          <text:p/>
        </draw:connector>
        <draw:custom-shape draw:name="Rectangle 26" draw:style-name="gr106" draw:text-style-name="P6" draw:layer="layout" svg:width="0.545cm" svg:height="0.528cm" svg:x="2.693cm" svg:y="9.702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7" draw:text-style-name="P6" draw:layer="layout" svg:width="0.545cm" svg:height="0.528cm" svg:x="3.354cm" svg:y="9.702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08" draw:text-style-name="P14" draw:layer="layout" svg:width="0.545cm" svg:height="0.528cm" svg:x="4.032cm" svg:y="9.702cm">
          <text:p text:style-name="P2"><text:span text:style-name="T3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8" draw:text-style-name="P12" draw:layer="layout" draw:type="line" svg:x1="3.541cm" svg:y1="11.149cm" svg:x2="3.553cm" svg:y2="10.395cm" draw:start-shape="id35" draw:start-glue-point="0" draw:end-shape="id32" draw:end-glue-point="2" svg:d="M3541 11149l12-754" svg:viewBox="0 0 13 755">
          <text:p/>
        </draw:connector>
        <draw:connector draw:style-name="gr58" draw:text-style-name="P12" draw:layer="layout" draw:type="line" svg:x1="8.98cm" svg:y1="11.18cm" svg:x2="8.995cm" svg:y2="10.395cm" draw:start-shape="id36" draw:end-shape="id33" draw:end-glue-point="2" svg:d="M8980 11180l15-785" svg:viewBox="0 0 16 786">
          <text:p/>
        </draw:connector>
        <draw:connector draw:style-name="gr58" draw:text-style-name="P12" draw:layer="layout" draw:type="line" svg:x1="14.302cm" svg:y1="11.196cm" svg:x2="14.285cm" svg:y2="10.395cm" draw:start-shape="id37" draw:start-glue-point="0" draw:end-shape="id34" draw:end-glue-point="2" svg:d="M14302 11196l-17-801" svg:viewBox="0 0 18 802">
          <text:p/>
        </draw:connector>
        <draw:connector draw:style-name="gr56" draw:text-style-name="P11" draw:layer="layout" draw:type="line" svg:x1="3.541cm" svg:y1="11.831cm" svg:x2="3.529cm" svg:y2="12.77cm" draw:start-shape="id35" draw:start-glue-point="2" draw:end-shape="id38" draw:end-glue-point="0" svg:d="M3541 11831l-12 939" svg:viewBox="0 0 13 940">
          <text:p/>
        </draw:connector>
        <draw:connector draw:style-name="gr56" draw:text-style-name="P11" draw:layer="layout" draw:type="line" svg:x1="8.98cm" svg:y1="11.862cm" svg:x2="8.988cm" svg:y2="12.778cm" draw:start-shape="id36" draw:start-glue-point="2" draw:end-shape="id39" svg:d="M8980 11862l8 916" svg:viewBox="0 0 9 917">
          <text:p/>
        </draw:connector>
        <draw:connector draw:style-name="gr58" draw:text-style-name="P12" draw:layer="layout" draw:type="line" svg:x1="5.893cm" svg:y1="14.28cm" svg:x2="8.988cm" svg:y2="13.632cm" draw:start-shape="id40" draw:start-glue-point="0" draw:end-shape="id39" draw:end-glue-point="2" svg:d="M5893 14280l3095-648" svg:viewBox="0 0 3096 649">
          <text:p/>
        </draw:connector>
        <draw:connector draw:style-name="gr58" draw:text-style-name="P12" draw:layer="layout" draw:type="line" svg:x1="5.893cm" svg:y1="14.28cm" svg:x2="3.529cm" svg:y2="13.658cm" draw:start-shape="id40" draw:start-glue-point="0" draw:end-shape="id38" draw:end-glue-point="2" svg:d="M5893 14280l-2364-622" svg:viewBox="0 0 2365 623">
          <text:p/>
        </draw:connector>
        <draw:connector draw:style-name="gr56" draw:text-style-name="P11" draw:layer="layout" draw:type="line" svg:x1="5.893cm" svg:y1="14.962cm" svg:x2="5.883cm" svg:y2="15.464cm" draw:start-shape="id40" draw:start-glue-point="2" draw:end-shape="id41" draw:end-glue-point="0" svg:d="M5893 14962l-10 502" svg:viewBox="0 0 11 503">
          <text:p/>
        </draw:connector>
        <draw:connector draw:style-name="gr58" draw:text-style-name="P12" draw:layer="layout" draw:type="line" svg:x1="10.914cm" svg:y1="17.002cm" svg:x2="5.883cm" svg:y2="16.415cm" draw:start-shape="id42" draw:start-glue-point="0" draw:end-shape="id41" draw:end-glue-point="2" svg:d="M10914 17002l-5031-587" svg:viewBox="0 0 5032 588">
          <text:p/>
        </draw:connector>
        <draw:connector draw:style-name="gr58" draw:text-style-name="P12" draw:layer="layout" draw:type="line" svg:x1="10.914cm" svg:y1="17.002cm" svg:x2="14.279cm" svg:y2="13.687cm" draw:start-shape="id42" draw:start-glue-point="0" draw:end-shape="id43" draw:end-glue-point="2" svg:d="M10914 17002l3365-3315" svg:viewBox="0 0 3366 3316">
          <text:p/>
        </draw:connector>
        <draw:connector draw:style-name="gr56" draw:text-style-name="P11" draw:layer="layout" draw:type="line" svg:x1="14.302cm" svg:y1="11.878cm" svg:x2="14.279cm" svg:y2="12.816cm" draw:start-shape="id37" draw:start-glue-point="2" draw:end-shape="id43" draw:end-glue-point="0" svg:d="M14302 11878l-23 938" svg:viewBox="0 0 24 939">
          <text:p/>
        </draw:connector>
        <draw:connector draw:style-name="gr56" draw:text-style-name="P11" draw:layer="layout" draw:type="line" svg:x1="10.914cm" svg:y1="17.684cm" svg:x2="10.905cm" svg:y2="18.216cm" draw:start-shape="id42" draw:start-glue-point="2" draw:end-shape="id44" draw:end-glue-point="0" svg:d="M10914 17684l-9 532" svg:viewBox="0 0 10 533">
          <text:p/>
        </draw:connector>
        <draw:connector draw:style-name="gr58" draw:text-style-name="P12" draw:layer="layout" draw:type="line" svg:x1="10.888cm" svg:y1="19.778cm" svg:x2="10.905cm" svg:y2="19.05cm" draw:start-shape="id45" draw:end-shape="id44" draw:end-glue-point="2" svg:d="M10888 19778l17-728" svg:viewBox="0 0 18 729">
          <text:p/>
        </draw:connector>
        <draw:connector draw:style-name="gr56" draw:text-style-name="P11" draw:layer="layout" draw:type="line" svg:x1="10.888cm" svg:y1="20.46cm" svg:x2="10.891cm" svg:y2="20.985cm" draw:start-shape="id45" draw:start-glue-point="2" draw:end-shape="id46" draw:end-glue-point="0" svg:d="M10888 20460l3 525" svg:viewBox="0 0 4 526">
          <text:p/>
        </draw:connector>
        <draw:connector draw:style-name="gr58" draw:text-style-name="P12" draw:layer="layout" draw:type="line" svg:x1="8.999cm" svg:y1="4.659cm" svg:x2="9.001cm" svg:y2="3.828cm" draw:start-shape="id31" draw:start-glue-point="0" draw:end-shape="id47" draw:end-glue-point="2" svg:d="M8999 4659l2-831" svg:viewBox="0 0 3 832">
          <text:p/>
        </draw:connector>
        <draw:connector draw:style-name="gr59" draw:text-style-name="P12" draw:layer="layout" draw:type="line" svg:x1="12.562cm" svg:y1="2.878cm" svg:x2="12.059cm" svg:y2="2.993cm" draw:start-shape="id48" draw:start-glue-point="3" draw:end-shape="id47" draw:end-glue-point="1" svg:d="M12562 2878l-503 115" svg:viewBox="0 0 504 116">
          <text:p/>
        </draw:connector>
        <draw:connector draw:style-name="gr59" draw:text-style-name="P12" draw:layer="layout" draw:type="line" svg:x1="17.214cm" svg:y1="7.175cm" svg:x2="16.235cm" svg:y2="11.443cm" draw:start-shape="id49" draw:start-glue-point="2" draw:end-shape="id50" draw:end-glue-point="1" svg:d="M17214 7175l-979 4268" svg:viewBox="0 0 980 4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/>
    <style:font-face style:name="Liberation Sans1" svg:font-family="'Liberation Sans'" style:font-pitch="variable"/>
    <style:font-face style:name="Palatino Linotype" svg:font-family="'Palatino Linotyp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2:20:43.941927298</meta:creation-date>
    <dc:date>2017-04-13T06:21:03.835724818</dc:date>
    <meta:editing-duration>P12DT18H6M27S</meta:editing-duration>
    <meta:editing-cycles>11</meta:editing-cycles>
    <meta:generator>LibreOffice/5.1.6.2$Linux_X86_64 LibreOffice_project/10m0$Build-2</meta:generator>
    <meta:document-statistic meta:object-count="156"/>
  </office:meta>
</office:document-meta>
</file>